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24.test_for_issue_float_infin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gerV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24.test_for_issue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atV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Val.setV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.setV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24.test_for_issue_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